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2.169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935cm" svg:height="0.725cm" svg:x="11.704cm" svg:y="3.82cm">
          <draw:text-box>
            <text:p><text:span text:style-name="T1">git ftrbr-integrate</text:span></text:p>
          </draw:text-box>
        </draw:frame>
        <draw:frame draw:style-name="gr3" draw:text-style-name="P3" draw:layer="layout" svg:width="1.352cm" svg:height="0.564cm" svg:x="8.927cm" svg:y="7.0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427cm" svg:y="5.2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89cm" svg:y="6.91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387cm" svg:y="6.91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455cm" svg:y="6.4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455cm" svg:y="7.0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863cm" svg:y="6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862cm" svg:y="7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328cm" svg:y="6.9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7.128cm" svg:y1="5.754cm" svg:x2="7.925cm" svg:y2="6.458cm" draw:end-shape="id1" draw:end-glue-point="5" svg:d="m7128 5754 797 704">
          <text:p/>
        </draw:connector>
        <draw:connector draw:style-name="gr10" draw:text-style-name="P1" draw:layer="layout" draw:type="line" svg:x1="8.076cm" svg:y1="6.833cm" svg:x2="8.075cm" svg:y2="7.083cm" draw:start-shape="id1" draw:start-glue-point="8" draw:end-shape="id2" draw:end-glue-point="4" svg:d="m8076 6833-1 250">
          <text:p/>
        </draw:connector>
        <draw:custom-shape draw:style-name="gr11" draw:text-style-name="P1" xml:id="id3" draw:id="id3" draw:layer="layout" svg:width="0.426cm" svg:height="0.439cm" svg:x="6.7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762cm" svg:y="7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6cm" svg:y1="6.717cm" svg:x2="6.975cm" svg:y2="7.077cm" draw:start-shape="id3" draw:start-glue-point="8" draw:end-shape="id4" draw:end-glue-point="4" svg:d="m6976 6717-1 360">
          <text:p/>
        </draw:connector>
        <draw:frame draw:style-name="gr8" draw:text-style-name="P2" draw:layer="layout" svg:width="0.286cm" svg:height="0.525cm" svg:x="6.256cm" svg:y="6.2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256cm" svg:y="7.038cm">
          <draw:text-box>
            <text:p><text:span text:style-name="T1">F</text:span></text:p>
          </draw:text-box>
        </draw:frame>
        <draw:line draw:style-name="gr10" draw:text-style-name="P1" draw:layer="layout" svg:x1="6.976cm" svg:y1="2.9cm" svg:x2="6.951cm" svg:y2="5.594cm">
          <text:p/>
        </draw:line>
        <draw:custom-shape draw:style-name="gr9" draw:text-style-name="P1" draw:layer="layout" svg:width="0.426cm" svg:height="0.439cm" svg:x="6.763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763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254cm" svg:y="3.1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254cm" svg:y="3.9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254cm" svg:y="4.6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254cm" svg:y="5.3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7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761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4cm" svg:y1="5.811cm" svg:x2="6.976cm" svg:y2="6.278cm" draw:start-shape="id5" draw:start-glue-point="8" draw:end-shape="id3" draw:end-glue-point="4" svg:d="m6974 5811 2 467">
          <text:p/>
        </draw:connector>
        <draw:frame draw:style-name="gr3" draw:text-style-name="P3" draw:layer="layout" svg:width="1.352cm" svg:height="0.564cm" svg:x="21.493cm" svg:y="8.489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19.728cm" svg:y="8.458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5.128cm" svg:y="6.9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16.625cm" svg:y="6.9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20.656cm" svg:y="6.263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20.656cm" svg:y="7.0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20.0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0.426cm" svg:height="0.439cm" svg:x="20.063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21.229cm" svg:y="6.988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19.329cm" svg:y1="5.753cm" svg:x2="20.126cm" svg:y2="6.37cm" draw:end-shape="id6" draw:end-glue-point="5" svg:d="m19329 5753 797 617">
          <text:p/>
        </draw:connector>
        <draw:custom-shape draw:style-name="gr12" draw:text-style-name="P1" xml:id="id7" draw:id="id7" draw:layer="layout" svg:width="0.426cm" svg:height="0.439cm" svg:x="18.9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26cm" svg:height="0.439cm" svg:x="18.963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7cm" svg:y1="6.745cm" svg:x2="19.176cm" svg:y2="7.082cm" draw:start-shape="id7" draw:start-glue-point="8" draw:end-shape="id8" draw:end-glue-point="4" svg:d="m19177 6745-1 337">
          <text:p/>
        </draw:connector>
        <draw:frame draw:style-name="gr8" draw:text-style-name="P2" draw:layer="layout" svg:width="0.286cm" svg:height="0.525cm" svg:x="18.457cm" svg:y="6.263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8.457cm" svg:y="7.039cm">
          <draw:text-box>
            <text:p><text:span text:style-name="T1">F</text:span></text:p>
          </draw:text-box>
        </draw:frame>
        <draw:line draw:style-name="gr10" draw:text-style-name="P1" draw:layer="layout" svg:x1="19.177cm" svg:y1="2.899cm" svg:x2="19.152cm" svg:y2="5.593cm">
          <text:p/>
        </draw:line>
        <draw:custom-shape draw:style-name="gr9" draw:text-style-name="P1" draw:layer="layout" svg:width="0.426cm" svg:height="0.439cm" svg:x="18.964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964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8.455cm" svg:y="3.1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8.455cm" svg:y="3.9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8.455cm" svg:y="4.6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8.455cm" svg:y="5.3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963cm" svg:y="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426cm" svg:height="0.439cm" svg:x="18.962cm" svg:y="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5cm" svg:y1="5.81cm" svg:x2="19.177cm" svg:y2="6.306cm" draw:start-shape="id9" draw:start-glue-point="8" draw:end-shape="id7" draw:end-glue-point="4" svg:d="m19175 5810 2 496">
          <text:p/>
        </draw:connector>
        <draw:custom-shape draw:style-name="gr12" draw:text-style-name="P1" xml:id="id10" draw:id="id10" draw:layer="layout" svg:width="0.426cm" svg:height="0.439cm" svg:x="18.962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53cm" svg:height="0.525cm" svg:x="18.457cm" svg:y="8.509cm">
          <draw:text-box>
            <text:p><text:span text:style-name="T1">M</text:span></text:p>
          </draw:text-box>
        </draw:frame>
        <draw:connector draw:style-name="gr10" draw:text-style-name="P1" draw:layer="layout" draw:type="line" svg:x1="19.176cm" svg:y1="7.521cm" svg:x2="19.175cm" svg:y2="8.552cm" draw:start-shape="id8" draw:start-glue-point="8" draw:end-shape="id10" draw:end-glue-point="4" svg:d="m19176 7521-1 1031">
          <text:p/>
        </draw:connector>
        <draw:connector draw:style-name="gr10" draw:text-style-name="P1" draw:layer="layout" draw:type="line" svg:x1="20.276cm" svg:y1="7.521cm" svg:x2="19.326cm" svg:y2="8.616cm" draw:start-shape="id11" draw:start-glue-point="8" draw:end-shape="id10" draw:end-glue-point="11" svg:d="m20276 7521-950 1095">
          <text:p/>
        </draw:connector>
        <draw:connector draw:style-name="gr10" draw:text-style-name="P1" draw:layer="layout" draw:type="line" svg:x1="20.277cm" svg:y1="6.745cm" svg:x2="20.276cm" svg:y2="7.082cm" draw:start-shape="id6" draw:start-glue-point="8" draw:end-shape="id11" draw:end-glue-point="4" svg:d="m20277 6745-1 3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78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8:54:41</meta:creation-date>
    <dc:date>2012-08-08T09:44:00</dc:date>
    <dc:creator>vallea </dc:creator>
    <meta:editing-duration>PT33M54S</meta:editing-duration>
    <meta:editing-cycles>2</meta:editing-cycles>
    <meta:generator>LibreOffice/3.5$Linux_x86 LibreOffice_project/350m1$Build-2</meta:generator>
    <meta:document-statistic meta:object-count="60"/>
  </office:meta>
</office:document-meta>
</file>